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data error find 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data error find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data error find 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data error find 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data error find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data error find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data error find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data error find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data error find 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10M00S" calcext:value-type="time">
            <text:p>19:1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 style:data-style-name="N2" text:time-value="18:49:16.204488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8-18T18:49:42.798346448</dc:date>
    <meta:editing-cycles>140</meta:editing-cycles>
    <meta:editing-duration>PT7H21M6S</meta:editing-duration>
    <meta:generator>LibreOffice/6.4.7.2$Linux_X86_64 LibreOffice_project/40$Build-2</meta:generator>
    <meta:document-statistic meta:table-count="1" meta:cell-count="40" meta:object-count="0"/>
  </office:meta>
</office:document-meta>
</file>